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7382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4898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7811in"/>
    </style:style>
    <style:style style:name="co10" style:family="table-column">
      <style:table-column-properties fo:break-before="auto" style:column-width="3.7902in"/>
    </style:style>
    <style:style style:name="co11" style:family="table-column">
      <style:table-column-properties fo:break-before="auto" style:column-width="2.1992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power</text:p>
          </table:table-cell>
          <table:table-cell office:value-type="string">
            <text:p>U$1</text:p>
          </table:table-cell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1"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</text:p>
          </table:table-cell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1" office:value-type="string">
            <text:p>NDUCTOR, 18UH, 3.8A, 20%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3</text:p>
          </table:table-cell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1"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1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2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3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4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Q4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5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Q6</text:p>
          </table:table-cell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3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4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5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6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525297">
            <text:p>9525297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0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1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12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1">
          <table:table-cell office:value-type="string">
            <text:p>jointio</text:p>
          </table:table-cell>
          <table:table-cell office:value-type="string">
            <text:p>Q9</text:p>
          </table:table-cell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1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2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3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4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5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6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7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8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9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0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1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3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4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5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6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7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8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9</text:p>
          </table:table-cell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2</text:p>
          </table:table-cell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3</text:p>
          </table:table-cell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5</text:p>
          </table:table-cell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4</text:p>
          </table:table-cell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3938335">
            <text:p>393833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5</text:p>
          </table:table-cell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1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2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motor</text:p>
          </table:table-cell>
          <table:table-cell office:value-type="string">
            <text:p>U$3</text:p>
          </table:table-cell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6</text:p>
          </table:table-cell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11</text:p>
          </table:table-cell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8</text:p>
          </table:table-cell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SBPOWER</text:p>
          </table:table-cell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7</text:p>
          </table:table-cell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U$4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3882408">
            <text:p>3882408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465988</text:p>
          </table:table-cell>
          <table:table-cell table:style-name="ce2" office:value-type="string">
            <text:p>LED, 0603, RED</text:p>
          </table:table-cell>
          <table:table-cell table:number-columns-repeated="3"/>
        </table:table-row>
        <table:table-row table:style-name="ro1">
          <table:table-cell office:value-type="string">
            <text:p>jointio</text:p>
          </table:table-cell>
          <table:table-cell office:value-type="string">
            <text:p>C3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236655">
            <text:p>1236655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7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8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580568">
            <text:p>1580568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1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94390">
            <text:p>969439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2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94390">
            <text:p>9694390</text:p>
            <draw:frame table:end-cell-address="Sheet1.I166" table:end-x="0.0055in" table:end-y="0.0425in" draw:z-index="0" draw:name="http://img-europe.electrocomponents.com/uk/img/site/symbols/newSmall.gif" draw:style-name="gr1" draw:text-style-name="P1" svg:width="0.0055in" svg:height="0.0091in" svg:x="0in" svg:y="0.0335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C6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94390">
            <text:p>9694390</text:p>
            <draw:frame table:end-cell-address="Sheet1.I167" table:end-x="0.0055in" table:end-y="0.0331in" draw:z-index="1" draw:name="http://img-europe.electrocomponents.com/uk/img/site/symbols/newSmall.gif" draw:style-name="gr1" draw:text-style-name="P1" svg:width="0.0055in" svg:height="0.0094in" svg:x="0in" svg:y="0.0236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5</text:p>
          </table:table-cell>
          <table:table-cell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6</text:p>
          </table:table-cell>
          <table:table-cell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231">
            <text:p>1463231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D7</text:p>
          </table:table-cell>
          <table:table-cell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2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4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649">
            <text:p>14696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1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U$24</text:p>
          </table:table-cell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wer</text:p>
          </table:table-cell>
          <table:table-cell office:value-type="string">
            <text:p>F1</text:p>
          </table:table-cell>
          <table:table-cell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Work</text:p>
          </table:table-cell>
          <table:table-cell office:value-type="string">
            <text:p>this</text:p>
          </table:table-cell>
          <table:table-cell office:value-type="string">
            <text:p>out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2" table:number-columns-repeated="6" table:default-cell-style-name="Default"/>
        <table:table-row table:style-name="ro2">
          <table:table-cell office:value-type="string">
            <text:p>R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4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5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6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7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2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4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5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6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7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8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0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1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database-ranges>
        <table:database-range table:target-range-address="Sheet1.A1:Sheet1.IV65536" table:contains-header="false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/11/2008</text:date>, <text:time>00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Tom Bennellick</meta:initial-creator>
    <meta:creation-date>2008-11-01T21:43:27</meta:creation-date>
    <dc:creator>Tom Bennellick</dc:creator>
    <dc:date>2008-11-11T00:29:58</dc:date>
    <meta:editing-cycles>14</meta:editing-cycles>
    <meta:editing-duration>PT4H42M10S</meta:editing-duration>
    <meta:user-defined meta:name="Info 1"/>
    <meta:user-defined meta:name="Info 2"/>
    <meta:user-defined meta:name="Info 3"/>
    <meta:user-defined meta:name="Info 4"/>
    <meta:document-statistic meta:table-count="3" meta:cell-count="2654" meta:object-count="2"/>
  </office:meta>
</office:document-meta>
</file>